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aramond" svg:font-family="Garamond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Garamond" fo:font-size="16pt" officeooo:rsid="001e18b5" officeooo:paragraph-rsid="001e18b5" style:font-size-asian="14pt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Garamond" fo:font-size="16pt" officeooo:rsid="001f8286" officeooo:paragraph-rsid="001f8286" style:font-size-asian="14pt" style:font-size-complex="16pt"/>
    </style:style>
    <style:style style:name="P3" style:family="paragraph" style:parent-style-name="Standard">
      <style:paragraph-properties fo:text-align="justify" style:justify-single-word="false"/>
      <style:text-properties style:font-name="Garamond" fo:font-size="16pt" officeooo:rsid="0021fb4e" officeooo:paragraph-rsid="0021fb4e" style:font-size-asian="14pt" style:font-size-complex="16pt"/>
    </style:style>
    <style:style style:name="P4" style:family="paragraph" style:parent-style-name="Standard">
      <style:paragraph-properties fo:text-align="justify" style:justify-single-word="false"/>
      <style:text-properties style:font-name="Garamond" fo:font-size="16pt" officeooo:rsid="0029bb80" officeooo:paragraph-rsid="0029bb80" style:font-size-asian="14pt" style:font-size-complex="16pt"/>
    </style:style>
    <style:style style:name="P5" style:family="paragraph" style:parent-style-name="Standard">
      <style:paragraph-properties fo:text-align="justify" style:justify-single-word="false"/>
      <style:text-properties style:font-name="Garamond" fo:font-size="16pt" officeooo:rsid="002e3bb4" officeooo:paragraph-rsid="002e3bb4" style:font-size-asian="14pt" style:font-size-complex="16pt"/>
    </style:style>
    <style:style style:name="P6" style:family="paragraph" style:parent-style-name="Standard">
      <style:paragraph-properties fo:text-align="justify" style:justify-single-word="false"/>
      <style:text-properties style:font-name="Garamond" fo:font-size="16pt" officeooo:rsid="00310d31" officeooo:paragraph-rsid="002e3bb4" style:font-size-asian="14pt" style:font-size-complex="16pt"/>
    </style:style>
    <style:style style:name="P7" style:family="paragraph" style:parent-style-name="Standard">
      <style:paragraph-properties fo:text-align="justify" style:justify-single-word="false"/>
      <style:text-properties style:font-name="Garamond" fo:font-size="16pt" officeooo:rsid="00310d31" officeooo:paragraph-rsid="00310d31" style:font-size-asian="14pt" style:font-size-complex="16pt"/>
    </style:style>
    <style:style style:name="P8" style:family="paragraph" style:parent-style-name="Standard">
      <style:paragraph-properties fo:text-align="justify" style:justify-single-word="false"/>
      <style:text-properties style:font-name="Garamond" fo:font-size="16pt" officeooo:rsid="00310d31" officeooo:paragraph-rsid="0031185d" style:font-size-asian="14pt" style:font-size-complex="16pt"/>
    </style:style>
    <style:style style:name="P9" style:family="paragraph" style:parent-style-name="Standard">
      <style:paragraph-properties fo:text-align="justify" style:justify-single-word="false"/>
      <style:text-properties style:font-name="Garamond" fo:font-size="16pt" officeooo:rsid="0034a7dd" officeooo:paragraph-rsid="0034a7dd" style:font-size-asian="14pt" style:font-size-complex="16pt"/>
    </style:style>
    <style:style style:name="P10" style:family="paragraph" style:parent-style-name="Standard">
      <style:paragraph-properties fo:text-align="justify" style:justify-single-word="false"/>
      <style:text-properties style:font-name="Garamond" fo:font-size="16pt" officeooo:rsid="003b0fdd" officeooo:paragraph-rsid="003b0fdd" style:font-size-asian="14pt" style:font-size-complex="16pt"/>
    </style:style>
    <style:style style:name="P11" style:family="paragraph" style:parent-style-name="Standard">
      <style:paragraph-properties fo:text-align="justify" style:justify-single-word="false"/>
      <style:text-properties style:font-name="Garamond" fo:font-size="16pt" officeooo:rsid="003b0fdd" officeooo:paragraph-rsid="003b902d" style:font-size-asian="14pt" style:font-size-complex="16pt"/>
    </style:style>
    <style:style style:name="P12" style:family="paragraph" style:parent-style-name="Standard">
      <style:paragraph-properties fo:text-align="justify" style:justify-single-word="false"/>
      <style:text-properties style:font-name="Garamond" fo:font-size="16pt" officeooo:rsid="003b0fdd" officeooo:paragraph-rsid="003d3b0b" style:font-size-asian="14pt" style:font-size-complex="16pt"/>
    </style:style>
    <style:style style:name="P13" style:family="paragraph" style:parent-style-name="Standard">
      <style:paragraph-properties fo:text-align="justify" style:justify-single-word="false"/>
      <style:text-properties style:font-name="Garamond" fo:font-size="16pt" officeooo:rsid="003b0fdd" officeooo:paragraph-rsid="003ed36b" style:font-size-asian="14pt" style:font-size-complex="16pt"/>
    </style:style>
    <style:style style:name="P14" style:family="paragraph" style:parent-style-name="Standard">
      <style:paragraph-properties fo:text-align="justify" style:justify-single-word="false"/>
      <style:text-properties style:font-name="Garamond" fo:font-size="16pt" officeooo:rsid="003b0fdd" officeooo:paragraph-rsid="003ef06f" style:font-size-asian="14pt" style:font-size-complex="16pt"/>
    </style:style>
    <style:style style:name="P15" style:family="paragraph" style:parent-style-name="Standard">
      <style:paragraph-properties fo:text-align="justify" style:justify-single-word="false"/>
      <style:text-properties style:font-name="Garamond" fo:font-size="16pt" officeooo:rsid="00400cda" officeooo:paragraph-rsid="00400cda" style:font-size-asian="14pt" style:font-size-complex="16pt"/>
    </style:style>
    <style:style style:name="P16" style:family="paragraph" style:parent-style-name="Standard">
      <style:paragraph-properties fo:text-align="justify" style:justify-single-word="false"/>
      <style:text-properties style:font-name="Garamond" fo:font-size="16pt" officeooo:rsid="004a6ce0" officeooo:paragraph-rsid="004a6ce0" style:font-size-asian="14pt" style:font-size-complex="16pt"/>
    </style:style>
    <style:style style:name="P17" style:family="paragraph" style:parent-style-name="Standard">
      <style:paragraph-properties fo:text-align="justify" style:justify-single-word="false"/>
      <style:text-properties style:font-name="Garamond" fo:font-size="16pt" officeooo:rsid="004ea74f" officeooo:paragraph-rsid="004ea74f" style:font-size-asian="14pt" style:font-size-complex="16pt"/>
    </style:style>
    <style:style style:name="P18" style:family="paragraph" style:parent-style-name="Standard">
      <style:paragraph-properties fo:text-align="justify" style:justify-single-word="false"/>
      <style:text-properties style:font-name="Garamond" fo:font-size="16pt" officeooo:rsid="00532c82" officeooo:paragraph-rsid="00532c82" style:font-size-asian="14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Garamond" fo:font-size="16pt" officeooo:rsid="00567890" officeooo:paragraph-rsid="00567890" style:font-size-asian="14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Garamond" fo:font-size="16pt" officeooo:rsid="00583e9c" officeooo:paragraph-rsid="00583e9c" style:font-size-asian="14pt" style:font-size-complex="16pt"/>
    </style:style>
    <style:style style:name="P21" style:family="paragraph" style:parent-style-name="Standard">
      <style:paragraph-properties fo:text-align="justify" style:justify-single-word="false"/>
      <style:text-properties style:font-name="Garamond" fo:font-size="16pt" officeooo:rsid="005b11c5" officeooo:paragraph-rsid="005b11c5" style:font-size-asian="14pt" style:font-size-complex="16pt"/>
    </style:style>
    <style:style style:name="P22" style:family="paragraph" style:parent-style-name="Standard">
      <style:paragraph-properties fo:text-align="justify" style:justify-single-word="false"/>
      <style:text-properties style:font-name="Garamond" fo:font-size="16pt" officeooo:rsid="00664df7" officeooo:paragraph-rsid="00664df7" style:font-size-asian="14pt" style:font-size-complex="16pt"/>
    </style:style>
    <style:style style:name="P23" style:family="paragraph" style:parent-style-name="Standard">
      <style:paragraph-properties fo:text-align="justify" style:justify-single-word="false"/>
      <style:text-properties style:font-name="Garamond" fo:font-size="16pt" officeooo:rsid="006780f1" officeooo:paragraph-rsid="006780f1" style:font-size-asian="14pt" style:font-size-complex="16pt"/>
    </style:style>
    <style:style style:name="P24" style:family="paragraph" style:parent-style-name="Standard">
      <style:paragraph-properties fo:text-align="justify" style:justify-single-word="false"/>
      <style:text-properties style:font-name="Garamond" fo:font-size="16pt" officeooo:rsid="00814c77" officeooo:paragraph-rsid="00814c77" style:font-size-asian="14pt" style:font-size-complex="16pt"/>
    </style:style>
    <style:style style:name="P25" style:family="paragraph" style:parent-style-name="Standard">
      <style:paragraph-properties fo:text-align="justify" style:justify-single-word="false"/>
      <style:text-properties style:font-name="Garamond" fo:font-size="16pt" officeooo:rsid="008673ab" officeooo:paragraph-rsid="008673ab" style:font-size-asian="14pt" style:font-size-complex="16pt"/>
    </style:style>
    <style:style style:name="P26" style:family="paragraph" style:parent-style-name="Standard">
      <style:paragraph-properties fo:text-align="justify" style:justify-single-word="false"/>
      <style:text-properties style:font-name="Garamond" fo:font-size="16pt" officeooo:rsid="008a11ab" officeooo:paragraph-rsid="008a11ab" style:font-size-asian="14pt" style:font-size-complex="16pt"/>
    </style:style>
    <style:style style:name="P27" style:family="paragraph" style:parent-style-name="Standard">
      <style:paragraph-properties fo:text-align="justify" style:justify-single-word="false"/>
      <style:text-properties fo:color="#0369a3" loext:opacity="100%" style:font-name="Garamond" fo:font-size="16pt" officeooo:rsid="0021fb4e" officeooo:paragraph-rsid="0021fb4e" style:font-size-asian="14pt" style:font-size-complex="16pt"/>
    </style:style>
    <style:style style:name="P28" style:family="paragraph" style:parent-style-name="Standard">
      <style:paragraph-properties fo:text-align="justify" style:justify-single-word="false"/>
      <style:text-properties fo:color="#0369a3" loext:opacity="100%" style:font-name="Garamond" fo:font-size="16pt" officeooo:rsid="001f8286" officeooo:paragraph-rsid="001f8286" style:font-size-asian="14pt" style:font-size-complex="16pt"/>
    </style:style>
    <style:style style:name="P29" style:family="paragraph" style:parent-style-name="Standard">
      <style:paragraph-properties fo:text-align="justify" style:justify-single-word="false"/>
      <style:text-properties fo:color="#0369a3" loext:opacity="100%" style:font-name="Garamond" fo:font-size="16pt" officeooo:rsid="002e3bb4" officeooo:paragraph-rsid="002e3bb4" style:font-size-asian="14pt" style:font-size-complex="16pt"/>
    </style:style>
    <style:style style:name="P30" style:family="paragraph" style:parent-style-name="Standard">
      <style:paragraph-properties fo:text-align="justify" style:justify-single-word="false"/>
      <style:text-properties fo:color="#0369a3" loext:opacity="100%" style:font-name="Garamond" fo:font-size="16pt" officeooo:rsid="002bff7f" officeooo:paragraph-rsid="002bff7f" style:font-size-asian="14pt" style:font-size-complex="16pt"/>
    </style:style>
    <style:style style:name="P31" style:family="paragraph" style:parent-style-name="Standard">
      <style:paragraph-properties fo:text-align="justify" style:justify-single-word="false"/>
      <style:text-properties fo:color="#0369a3" loext:opacity="100%" style:font-name="Garamond" fo:font-size="16pt" officeooo:rsid="002d721f" officeooo:paragraph-rsid="002d721f" style:font-size-asian="14pt" style:font-size-complex="16pt"/>
    </style:style>
    <style:style style:name="P32" style:family="paragraph" style:parent-style-name="Standard">
      <style:paragraph-properties fo:text-align="justify" style:justify-single-word="false"/>
      <style:text-properties fo:color="#0369a3" loext:opacity="100%" style:font-name="Garamond" fo:font-size="16pt" officeooo:rsid="0034a7dd" officeooo:paragraph-rsid="0034a7dd" style:font-size-asian="14pt" style:font-size-complex="16pt"/>
    </style:style>
    <style:style style:name="P33" style:family="paragraph" style:parent-style-name="Standard">
      <style:paragraph-properties fo:text-align="justify" style:justify-single-word="false"/>
      <style:text-properties fo:color="#0369a3" loext:opacity="100%" style:font-name="Garamond" fo:font-size="16pt" officeooo:rsid="0031836f" officeooo:paragraph-rsid="0031836f" style:font-size-asian="14pt" style:font-size-complex="16pt"/>
    </style:style>
    <style:style style:name="P34" style:family="paragraph" style:parent-style-name="Standard">
      <style:paragraph-properties fo:text-align="justify" style:justify-single-word="false"/>
      <style:text-properties fo:color="#0369a3" loext:opacity="100%" style:font-name="Garamond" fo:font-size="16pt" officeooo:rsid="00310d31" officeooo:paragraph-rsid="00310d31" style:font-size-asian="14pt" style:font-size-complex="16pt"/>
    </style:style>
    <style:style style:name="P35" style:family="paragraph" style:parent-style-name="Standard">
      <style:paragraph-properties fo:text-align="justify" style:justify-single-word="false"/>
      <style:text-properties fo:color="#0369a3" loext:opacity="100%" style:font-name="Garamond" fo:font-size="16pt" officeooo:rsid="00310d31" officeooo:paragraph-rsid="0031185d" style:font-size-asian="14pt" style:font-size-complex="16pt"/>
    </style:style>
    <style:style style:name="P36" style:family="paragraph" style:parent-style-name="Standard">
      <style:paragraph-properties fo:text-align="justify" style:justify-single-word="false"/>
      <style:text-properties fo:color="#0369a3" loext:opacity="100%" style:font-name="Garamond" fo:font-size="16pt" officeooo:rsid="003b0fdd" officeooo:paragraph-rsid="003b0fdd" style:font-size-asian="14pt" style:font-size-complex="16pt"/>
    </style:style>
    <style:style style:name="P37" style:family="paragraph" style:parent-style-name="Standard">
      <style:paragraph-properties fo:text-align="justify" style:justify-single-word="false"/>
      <style:text-properties fo:color="#0369a3" loext:opacity="100%" style:font-name="Garamond" fo:font-size="16pt" officeooo:rsid="003b0fdd" officeooo:paragraph-rsid="003b902d" style:font-size-asian="14pt" style:font-size-complex="16pt"/>
    </style:style>
    <style:style style:name="P38" style:family="paragraph" style:parent-style-name="Standard">
      <style:paragraph-properties fo:text-align="justify" style:justify-single-word="false"/>
      <style:text-properties fo:color="#0369a3" loext:opacity="100%" style:font-name="Garamond" fo:font-size="16pt" officeooo:rsid="003b0fdd" officeooo:paragraph-rsid="003ed36b" style:font-size-asian="14pt" style:font-size-complex="16pt"/>
    </style:style>
    <style:style style:name="P39" style:family="paragraph" style:parent-style-name="Standard">
      <style:paragraph-properties fo:text-align="justify" style:justify-single-word="false"/>
      <style:text-properties fo:color="#0369a3" loext:opacity="100%" style:font-name="Garamond" fo:font-size="16pt" officeooo:rsid="003b0fdd" officeooo:paragraph-rsid="003ef06f" style:font-size-asian="14pt" style:font-size-complex="16pt"/>
    </style:style>
    <style:style style:name="P40" style:family="paragraph" style:parent-style-name="Standard">
      <style:paragraph-properties fo:text-align="justify" style:justify-single-word="false"/>
      <style:text-properties fo:color="#0369a3" loext:opacity="100%" style:font-name="Garamond" fo:font-size="16pt" officeooo:rsid="003e808b" officeooo:paragraph-rsid="003e808b" style:font-size-asian="14pt" style:font-size-complex="16pt"/>
    </style:style>
    <style:style style:name="P41" style:family="paragraph" style:parent-style-name="Standard">
      <style:paragraph-properties fo:text-align="justify" style:justify-single-word="false"/>
      <style:text-properties fo:color="#0369a3" loext:opacity="100%" style:font-name="Garamond" fo:font-size="16pt" officeooo:rsid="00400cda" officeooo:paragraph-rsid="00400cda" style:font-size-asian="14pt" style:font-size-complex="16pt"/>
    </style:style>
    <style:style style:name="P42" style:family="paragraph" style:parent-style-name="Standard">
      <style:paragraph-properties fo:text-align="justify" style:justify-single-word="false"/>
      <style:text-properties fo:color="#0369a3" loext:opacity="100%" style:font-name="Garamond" fo:font-size="16pt" officeooo:rsid="004a6ce0" officeooo:paragraph-rsid="004a6ce0" style:font-size-asian="14pt" style:font-size-complex="16pt"/>
    </style:style>
    <style:style style:name="P43" style:family="paragraph" style:parent-style-name="Standard">
      <style:paragraph-properties fo:text-align="justify" style:justify-single-word="false"/>
      <style:text-properties fo:color="#0369a3" loext:opacity="100%" style:font-name="Garamond" fo:font-size="16pt" officeooo:rsid="004d522d" officeooo:paragraph-rsid="004d522d" style:font-size-asian="14pt" style:font-size-complex="16pt"/>
    </style:style>
    <style:style style:name="P44" style:family="paragraph" style:parent-style-name="Standard">
      <style:paragraph-properties fo:text-align="justify" style:justify-single-word="false"/>
      <style:text-properties fo:color="#0369a3" loext:opacity="100%" style:font-name="Garamond" fo:font-size="16pt" officeooo:rsid="004ea74f" officeooo:paragraph-rsid="004ea74f" style:font-size-asian="14pt" style:font-size-complex="16pt"/>
    </style:style>
    <style:style style:name="P45" style:family="paragraph" style:parent-style-name="Standard">
      <style:paragraph-properties fo:text-align="justify" style:justify-single-word="false"/>
      <style:text-properties fo:color="#0369a3" loext:opacity="100%" style:font-name="Garamond" fo:font-size="16pt" officeooo:rsid="00532c82" officeooo:paragraph-rsid="00532c82" style:font-size-asian="14pt" style:font-size-complex="16pt"/>
    </style:style>
    <style:style style:name="P46" style:family="paragraph" style:parent-style-name="Standard">
      <style:paragraph-properties fo:text-align="justify" style:justify-single-word="false"/>
      <style:text-properties fo:color="#0369a3" loext:opacity="100%" style:font-name="Garamond" fo:font-size="16pt" officeooo:rsid="005b11c5" officeooo:paragraph-rsid="005b11c5" style:font-size-asian="14pt" style:font-size-complex="16pt"/>
    </style:style>
    <style:style style:name="P47" style:family="paragraph" style:parent-style-name="Standard">
      <style:paragraph-properties fo:text-align="justify" style:justify-single-word="false"/>
      <style:text-properties fo:color="#0369a3" loext:opacity="100%" style:font-name="Garamond" fo:font-size="16pt" officeooo:rsid="006907b4" officeooo:paragraph-rsid="006cb433" style:font-size-asian="14pt" style:font-size-complex="16pt"/>
    </style:style>
    <style:style style:name="P48" style:family="paragraph" style:parent-style-name="Standard">
      <style:paragraph-properties fo:text-align="justify" style:justify-single-word="false"/>
      <style:text-properties fo:color="#0369a3" loext:opacity="100%" style:font-name="Garamond" fo:font-size="16pt" officeooo:rsid="006e96d1" officeooo:paragraph-rsid="006e96d1" style:font-size-asian="14pt" style:font-size-complex="16pt"/>
    </style:style>
    <style:style style:name="P49" style:family="paragraph" style:parent-style-name="Standard">
      <style:paragraph-properties fo:text-align="justify" style:justify-single-word="false"/>
      <style:text-properties fo:color="#0369a3" loext:opacity="100%" style:font-name="Garamond" fo:font-size="16pt" officeooo:rsid="007220ac" officeooo:paragraph-rsid="007220ac" style:font-size-asian="14pt" style:font-size-complex="16pt"/>
    </style:style>
    <style:style style:name="P50" style:family="paragraph" style:parent-style-name="Standard">
      <style:paragraph-properties fo:text-align="justify" style:justify-single-word="false"/>
      <style:text-properties fo:color="#0369a3" loext:opacity="100%" style:font-name="Garamond" fo:font-size="16pt" officeooo:rsid="007375e3" officeooo:paragraph-rsid="007375e3" style:font-size-asian="14pt" style:font-size-complex="16pt"/>
    </style:style>
    <style:style style:name="P51" style:family="paragraph" style:parent-style-name="Standard">
      <style:paragraph-properties fo:text-align="justify" style:justify-single-word="false"/>
      <style:text-properties fo:color="#0369a3" loext:opacity="100%" style:font-name="Garamond" fo:font-size="16pt" officeooo:rsid="007f42dd" officeooo:paragraph-rsid="007fee08" style:font-size-asian="14pt" style:font-size-complex="16pt"/>
    </style:style>
    <style:style style:name="P52" style:family="paragraph" style:parent-style-name="Standard">
      <style:paragraph-properties fo:text-align="justify" style:justify-single-word="false"/>
      <style:text-properties fo:color="#0369a3" loext:opacity="100%" style:font-name="Garamond" fo:font-size="16pt" officeooo:rsid="007f42dd" officeooo:paragraph-rsid="00808de4" style:font-size-asian="14pt" style:font-size-complex="16pt"/>
    </style:style>
    <style:style style:name="P53" style:family="paragraph" style:parent-style-name="Standard">
      <style:paragraph-properties fo:text-align="justify" style:justify-single-word="false"/>
      <style:text-properties fo:color="#0369a3" loext:opacity="100%" style:font-name="Garamond" fo:font-size="16pt" officeooo:rsid="00814c77" officeooo:paragraph-rsid="00814c77" style:font-size-asian="14pt" style:font-size-complex="16pt"/>
    </style:style>
    <style:style style:name="P54" style:family="paragraph" style:parent-style-name="Standard">
      <style:paragraph-properties fo:text-align="justify" style:justify-single-word="false"/>
      <style:text-properties fo:color="#0369a3" loext:opacity="100%" style:font-name="Garamond" fo:font-size="16pt" officeooo:rsid="006780f1" officeooo:paragraph-rsid="006780f1" style:font-size-asian="14pt" style:font-size-complex="16pt"/>
    </style:style>
    <style:style style:name="P55" style:family="paragraph" style:parent-style-name="Standard">
      <style:paragraph-properties fo:text-align="justify" style:justify-single-word="false"/>
      <style:text-properties fo:color="#0369a3" loext:opacity="100%" style:font-name="Garamond" fo:font-size="16pt" officeooo:rsid="00664df7" officeooo:paragraph-rsid="00664df7" style:font-size-asian="14pt" style:font-size-complex="16pt"/>
    </style:style>
    <style:style style:name="P56" style:family="paragraph" style:parent-style-name="Standard">
      <style:paragraph-properties fo:text-align="justify" style:justify-single-word="false"/>
      <style:text-properties fo:color="#0369a3" loext:opacity="100%" style:font-name="Garamond" fo:font-size="16pt" officeooo:rsid="0084475c" officeooo:paragraph-rsid="0084475c" style:font-size-asian="14pt" style:font-size-complex="16pt"/>
    </style:style>
    <style:style style:name="P57" style:family="paragraph" style:parent-style-name="Standard">
      <style:paragraph-properties fo:text-align="justify" style:justify-single-word="false"/>
      <style:text-properties fo:color="#0369a3" loext:opacity="100%" style:font-name="Garamond" fo:font-size="16pt" officeooo:rsid="008673ab" officeooo:paragraph-rsid="008673ab" style:font-size-asian="14pt" style:font-size-complex="16pt"/>
    </style:style>
    <style:style style:name="P58" style:family="paragraph" style:parent-style-name="Standard">
      <style:paragraph-properties fo:text-align="justify" style:justify-single-word="false"/>
      <style:text-properties fo:color="#0369a3" loext:opacity="100%" style:font-name="Garamond" fo:font-size="16pt" officeooo:rsid="008c1e57" officeooo:paragraph-rsid="008c1e57" style:font-size-asian="14pt" style:font-size-complex="16pt"/>
    </style:style>
    <style:style style:name="P59" style:family="paragraph" style:parent-style-name="Standard">
      <style:paragraph-properties fo:text-align="justify" style:justify-single-word="false"/>
      <style:text-properties fo:color="#0369a3" loext:opacity="100%" style:font-name="Garamond" fo:font-size="16pt" officeooo:rsid="008dde06" officeooo:paragraph-rsid="008dde06" style:font-size-asian="14pt" style:font-size-complex="16pt"/>
    </style:style>
    <style:style style:name="P60" style:family="paragraph" style:parent-style-name="Standard">
      <style:paragraph-properties fo:text-align="justify" style:justify-single-word="false"/>
      <style:text-properties fo:color="#0369a3" loext:opacity="100%" style:font-name="Garamond" fo:font-size="16pt" officeooo:rsid="008dde06" officeooo:paragraph-rsid="008e96f2" style:font-size-asian="14pt" style:font-size-complex="16pt"/>
    </style:style>
    <style:style style:name="P61" style:family="paragraph" style:parent-style-name="Standard">
      <style:paragraph-properties fo:text-align="justify" style:justify-single-word="false"/>
      <style:text-properties fo:color="#0369a3" loext:opacity="100%" style:font-name="Garamond" fo:font-size="16pt" officeooo:rsid="008dde06" officeooo:paragraph-rsid="008ea70e" style:font-size-asian="14pt" style:font-size-complex="16pt"/>
    </style:style>
    <style:style style:name="P62" style:family="paragraph" style:parent-style-name="Standard">
      <style:paragraph-properties fo:text-align="justify" style:justify-single-word="false"/>
      <style:text-properties fo:color="#0369a3" loext:opacity="100%" style:font-name="Garamond" fo:font-size="16pt" officeooo:rsid="008dde06" officeooo:paragraph-rsid="008fc683" style:font-size-asian="14pt" style:font-size-complex="16pt"/>
    </style:style>
    <style:style style:name="P63" style:family="paragraph" style:parent-style-name="Standard">
      <style:paragraph-properties fo:text-align="justify" style:justify-single-word="false"/>
      <style:text-properties fo:color="#0369a3" loext:opacity="100%" style:font-name="Garamond" fo:font-size="16pt" officeooo:rsid="009141f9" officeooo:paragraph-rsid="009141f9" style:font-size-asian="14pt" style:font-size-complex="16pt"/>
    </style:style>
    <style:style style:name="P64" style:family="paragraph" style:parent-style-name="Standard">
      <style:paragraph-properties fo:text-align="justify" style:justify-single-word="false"/>
      <style:text-properties style:font-name="Liberation Serif" fo:font-size="16pt" officeooo:rsid="0034a7dd" officeooo:paragraph-rsid="0034a7dd" style:font-size-asian="14pt" style:font-size-complex="16pt"/>
    </style:style>
    <style:style style:name="P65" style:family="paragraph" style:parent-style-name="Standard">
      <style:paragraph-properties fo:text-align="justify" style:justify-single-word="false"/>
      <style:text-properties fo:color="#000000" loext:opacity="100%" style:font-name="Garamond" fo:font-size="16pt" officeooo:rsid="004ea74f" officeooo:paragraph-rsid="004ea74f" style:font-size-asian="14pt" style:font-size-complex="16pt"/>
    </style:style>
    <style:style style:name="P66" style:family="paragraph" style:parent-style-name="Standard">
      <style:paragraph-properties fo:text-align="justify" style:justify-single-word="false"/>
      <style:text-properties fo:color="#0369a3" loext:opacity="100%" style:font-name="Garamond" fo:font-size="16pt" officeooo:rsid="00808de4" officeooo:paragraph-rsid="00808de4" style:font-size-asian="14pt" style:font-size-complex="16pt"/>
    </style:style>
    <style:style style:name="P67" style:family="paragraph" style:parent-style-name="Standard">
      <style:paragraph-properties fo:text-align="justify" style:justify-single-word="false"/>
      <style:text-properties fo:color="#0369a3" loext:opacity="100%" style:font-name="Garamond" fo:font-size="16pt" officeooo:rsid="008ea70e" officeooo:paragraph-rsid="008ea70e" style:font-size-asian="14pt" style:font-size-complex="16pt"/>
    </style:style>
    <style:style style:name="P68" style:family="paragraph" style:parent-style-name="Standard">
      <style:paragraph-properties fo:text-align="justify" style:justify-single-word="false"/>
      <style:text-properties style:font-name="Garamond" fo:font-size="16pt" officeooo:rsid="001e18b5" officeooo:paragraph-rsid="0092b87e" style:font-size-asian="14pt" style:font-size-complex="16pt"/>
    </style:style>
    <style:style style:name="P69" style:family="paragraph" style:parent-style-name="Standard">
      <style:paragraph-properties fo:text-align="justify" style:justify-single-word="false"/>
      <style:text-properties style:font-name="Garamond" fo:font-size="16pt" officeooo:rsid="001e18b5" officeooo:paragraph-rsid="00934291" style:font-size-asian="14pt" style:font-size-complex="16pt"/>
    </style:style>
    <style:style style:name="T1" style:family="text">
      <style:text-properties officeooo:rsid="002031bf"/>
    </style:style>
    <style:style style:name="T2" style:family="text">
      <style:text-properties officeooo:rsid="0021fb4e"/>
    </style:style>
    <style:style style:name="T3" style:family="text">
      <style:text-properties officeooo:rsid="0023b76b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29bb80" style:font-style-asian="italic" style:font-style-complex="italic"/>
    </style:style>
    <style:style style:name="T6" style:family="text">
      <style:text-properties fo:font-style="italic" officeooo:rsid="002a8b96" style:font-style-asian="italic" style:font-style-complex="italic"/>
    </style:style>
    <style:style style:name="T7" style:family="text">
      <style:text-properties fo:font-style="italic" officeooo:rsid="0036ada0" style:font-style-asian="italic" style:font-style-complex="italic"/>
    </style:style>
    <style:style style:name="T8" style:family="text">
      <style:text-properties fo:font-style="italic" officeooo:rsid="0051cb18" style:font-style-asian="italic" style:font-style-complex="italic"/>
    </style:style>
    <style:style style:name="T9" style:family="text">
      <style:text-properties fo:font-style="italic" officeooo:rsid="005a0d43" style:font-style-asian="italic" style:font-style-complex="italic"/>
    </style:style>
    <style:style style:name="T10" style:family="text">
      <style:text-properties fo:font-style="italic" officeooo:rsid="00647302" style:font-style-asian="italic" style:font-style-complex="italic"/>
    </style:style>
    <style:style style:name="T11" style:family="text">
      <style:text-properties fo:font-style="italic" officeooo:rsid="0082a818" style:font-style-asian="italic" style:font-style-complex="italic"/>
    </style:style>
    <style:style style:name="T12" style:family="text">
      <style:text-properties fo:font-style="italic" officeooo:rsid="008aac8a" style:font-style-asian="italic" style:font-style-complex="italic"/>
    </style:style>
    <style:style style:name="T13" style:family="text">
      <style:text-properties fo:font-style="italic" officeooo:rsid="00934291" style:font-style-asian="italic" style:font-style-complex="italic"/>
    </style:style>
    <style:style style:name="T14" style:family="text">
      <style:text-properties fo:font-style="italic" officeooo:rsid="009400bb" style:font-style-asian="italic" style:font-style-complex="italic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officeooo:rsid="0025020c"/>
    </style:style>
    <style:style style:name="T17" style:family="text">
      <style:text-properties fo:color="#0369a3" loext:opacity="100%"/>
    </style:style>
    <style:style style:name="T18" style:family="text">
      <style:text-properties fo:color="#0369a3" loext:opacity="100%" officeooo:rsid="00883bfa"/>
    </style:style>
    <style:style style:name="T19" style:family="text">
      <style:text-properties officeooo:rsid="0026e1ab"/>
    </style:style>
    <style:style style:name="T20" style:family="text">
      <style:text-properties officeooo:rsid="00282346"/>
    </style:style>
    <style:style style:name="T21" style:family="text">
      <style:text-properties officeooo:rsid="0029bb80"/>
    </style:style>
    <style:style style:name="T22" style:family="text">
      <style:text-properties officeooo:rsid="002a8b96"/>
    </style:style>
    <style:style style:name="T23" style:family="text">
      <style:text-properties officeooo:rsid="002c3f14"/>
    </style:style>
    <style:style style:name="T24" style:family="text">
      <style:text-properties officeooo:rsid="002ca073"/>
    </style:style>
    <style:style style:name="T25" style:family="text">
      <style:text-properties officeooo:rsid="002e3bb4"/>
    </style:style>
    <style:style style:name="T26" style:family="text">
      <style:text-properties officeooo:rsid="002fbb92"/>
    </style:style>
    <style:style style:name="T27" style:family="text">
      <style:text-properties officeooo:rsid="0032df3d"/>
    </style:style>
    <style:style style:name="T28" style:family="text">
      <style:text-properties officeooo:rsid="0034c729"/>
    </style:style>
    <style:style style:name="T29" style:family="text">
      <style:text-properties officeooo:rsid="0037e557"/>
    </style:style>
    <style:style style:name="T30" style:family="text">
      <style:text-properties officeooo:rsid="003b902d"/>
    </style:style>
    <style:style style:name="T31" style:family="text">
      <style:text-properties officeooo:rsid="003d3b0b"/>
    </style:style>
    <style:style style:name="T32" style:family="text">
      <style:text-properties officeooo:rsid="003ed36b"/>
    </style:style>
    <style:style style:name="T33" style:family="text">
      <style:text-properties officeooo:rsid="003ef06f"/>
    </style:style>
    <style:style style:name="T34" style:family="text">
      <style:text-properties officeooo:rsid="004270ab"/>
    </style:style>
    <style:style style:name="T35" style:family="text">
      <style:text-properties officeooo:rsid="0045b092"/>
    </style:style>
    <style:style style:name="T36" style:family="text">
      <style:text-properties officeooo:rsid="0051cb18"/>
    </style:style>
    <style:style style:name="T37" style:family="text">
      <style:text-properties officeooo:rsid="0054ee9d"/>
    </style:style>
    <style:style style:name="T38" style:family="text">
      <style:text-properties officeooo:rsid="005a0d43"/>
    </style:style>
    <style:style style:name="T39" style:family="text">
      <style:text-properties officeooo:rsid="005c8659"/>
    </style:style>
    <style:style style:name="T40" style:family="text">
      <style:text-properties officeooo:rsid="005df4bf"/>
    </style:style>
    <style:style style:name="T41" style:family="text">
      <style:text-properties officeooo:rsid="006256f9"/>
    </style:style>
    <style:style style:name="T42" style:family="text">
      <style:text-properties officeooo:rsid="00639413"/>
    </style:style>
    <style:style style:name="T43" style:family="text">
      <style:text-properties officeooo:rsid="0063e959"/>
    </style:style>
    <style:style style:name="T44" style:family="text">
      <style:text-properties officeooo:rsid="006780f1"/>
    </style:style>
    <style:style style:name="T45" style:family="text">
      <style:text-properties officeooo:rsid="006a0d46"/>
    </style:style>
    <style:style style:name="T46" style:family="text">
      <style:text-properties officeooo:rsid="006cb433"/>
    </style:style>
    <style:style style:name="T47" style:family="text">
      <style:text-properties officeooo:rsid="006d7a72"/>
    </style:style>
    <style:style style:name="T48" style:family="text">
      <style:text-properties officeooo:rsid="006e96d1"/>
    </style:style>
    <style:style style:name="T49" style:family="text">
      <style:text-properties officeooo:rsid="006eefc5"/>
    </style:style>
    <style:style style:name="T50" style:family="text">
      <style:text-properties officeooo:rsid="0070cefc"/>
    </style:style>
    <style:style style:name="T51" style:family="text">
      <style:text-properties officeooo:rsid="0074c752"/>
    </style:style>
    <style:style style:name="T52" style:family="text">
      <style:text-properties officeooo:rsid="0074e11a"/>
    </style:style>
    <style:style style:name="T53" style:family="text">
      <style:text-properties officeooo:rsid="00767203"/>
    </style:style>
    <style:style style:name="T54" style:family="text">
      <style:text-properties officeooo:rsid="0076e919"/>
    </style:style>
    <style:style style:name="T55" style:family="text">
      <style:text-properties officeooo:rsid="0078c0ac"/>
    </style:style>
    <style:style style:name="T56" style:family="text">
      <style:text-properties officeooo:rsid="007a3eec"/>
    </style:style>
    <style:style style:name="T57" style:family="text">
      <style:text-properties officeooo:rsid="007b6b3b"/>
    </style:style>
    <style:style style:name="T58" style:family="text">
      <style:text-properties officeooo:rsid="007bfb3f"/>
    </style:style>
    <style:style style:name="T59" style:family="text">
      <style:text-properties officeooo:rsid="007db105"/>
    </style:style>
    <style:style style:name="T60" style:family="text">
      <style:text-properties officeooo:rsid="007fee08"/>
    </style:style>
    <style:style style:name="T61" style:family="text">
      <style:text-properties officeooo:rsid="007ff9f1"/>
    </style:style>
    <style:style style:name="T62" style:family="text">
      <style:text-properties officeooo:rsid="00808de4"/>
    </style:style>
    <style:style style:name="T63" style:family="text">
      <style:text-properties officeooo:rsid="0080d0ae"/>
    </style:style>
    <style:style style:name="T64" style:family="text">
      <style:text-properties officeooo:rsid="00814c77"/>
    </style:style>
    <style:style style:name="T65" style:family="text">
      <style:text-properties officeooo:rsid="0082a818"/>
    </style:style>
    <style:style style:name="T66" style:family="text">
      <style:text-properties officeooo:rsid="008dde06"/>
    </style:style>
    <style:style style:name="T67" style:family="text">
      <style:text-properties officeooo:rsid="008e96f2"/>
    </style:style>
    <style:style style:name="T68" style:family="text">
      <style:text-properties officeooo:rsid="008ea70e"/>
    </style:style>
    <style:style style:name="T69" style:family="text">
      <style:text-properties officeooo:rsid="008f9eb7"/>
    </style:style>
    <style:style style:name="T70" style:family="text">
      <style:text-properties officeooo:rsid="008fc683"/>
    </style:style>
    <style:style style:name="T71" style:family="text">
      <style:text-properties officeooo:rsid="0092b87e"/>
    </style:style>
    <style:style style:name="T72" style:family="text">
      <style:text-properties officeooo:rsid="00934291"/>
    </style:style>
    <style:style style:name="T73" style:family="text">
      <style:text-properties officeooo:rsid="0095368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8"><text:span text:style-name="T71">319</text:span>. Já tendo o Espírito vivido a vida espírita antes da sua encarnação,<text:span text:style-name="T72"> </text:span>como se explica o seu espanto ao reingressar no mundo dos Espíritos?</text:p>
      <text:p text:style-name="P1"/>
      <text:p text:style-name="P69">“<text:span text:style-name="T4">Isso só se dá no primeiro momento e é efeito da perturbação</text:span><text:span text:style-name="T14"> </text:span><text:span text:style-name="T4">que se segue ao despertar do Espírito. Mais tarde, ele se vai inteirando da sua condição, à medida que lhe volta a lembrança</text:span></text:p>
      <text:p text:style-name="P69"><text:span text:style-name="T4">do passado e que a impressão da vida terrena se lhe apaga.” (163</text:span><text:span text:style-name="T13"> </text:span><text:span text:style-name="T4">e seguintes.)</text:span></text:p>
      <text:p text:style-name="P1"/>
      <text:p text:style-name="P28"><text:span text:style-name="T73">Kardec pergunta porque o Espírito se assusta ao retornar ao Mundo Espiritual. Em tese isso não deveria acontecer. Afinal de contas, tendo reencarnado e desencarnado várias vezes, essa é uma experiência pela qual já passamos já que lá é nossa pátria natural</text:span>Se o poder que alguém tem na Terra quando encarnado fosse <text:span text:style-name="T3">incondicionalmente </text:span>mantido no mundo dos Espíritos, Deus não seria justo porque, na <text:span text:style-name="T1">grande </text:span>maioria das vezes, <text:span text:style-name="T20">aqui na Terra </text:span><text:span text:style-name="T1">esse poder </text:span>é conquistado e mantido <text:span text:style-name="T16">através do</text:span> orgulho, <text:span text:style-name="T16">do </text:span>egoísmo<text:span text:style-name="T16"> e do</text:span> <text:span text:style-name="T2">desrespeito ao próximo. Claro que há exceções, mas via de regra, é assim que acontece.</text:span></text:p>
      <text:p text:style-name="P2"/>
      <text:p text:style-name="P27"><text:span text:style-name="T19">Portanto</text:span>, se a autoridade no mundo dos Espíritos fosse considerada da mesma forma como é, aqui entre os homens, Deus estaria privilegiando os tiranos e os gananciosos, coisa que é completamente incompatível com a Justiça Divina.</text:p>
      <text:p text:style-name="P3"/>
      <text:p text:style-name="P3">a) — Como devemos entender essa elevação e esse<text:span text:style-name="T21"> </text:span>rebaixamento?</text:p>
      <text:p text:style-name="P3"/>
      <text:p text:style-name="P3">“<text:span text:style-name="T4">Não sabes que os Espíritos são de diferentes ordens,</text:span><text:span text:style-name="T5"> </text:span><text:span text:style-name="T4">conforme seus méritos? Pois bem! O maior da Terra pode</text:span><text:span text:style-name="T5"> pertencer à última categoria entre os Espíritos, ao passo </text:span><text:span text:style-name="T4">que o seu servo pode estar na primeira. Compreendes isto?</text:span><text:span text:style-name="T5"> </text:span><text:span text:style-name="T4">Não disse Jesus: </text:span><text:soft-page-break/><text:span text:style-name="T4">aquele que se humilhar será exalçado e</text:span><text:span text:style-name="T5"> </text:span><text:span text:style-name="T4">aquele que se exalçar será humilhado?</text:span>”</text:p>
      <text:p text:style-name="P3"/>
      <text:p text:style-name="P4"><text:span text:style-name="T17">Essa resposta pode parecer óbvia demais. Afinal de contas, aprendemos com o Espiritismo - e a literatura Espírita tem centenas de exemplos que nos provam que a grandeza espiritual é completamente distinta da grandeza material e terrena - mas não podemos nos esquecer de que O Livro dos</text:span> <text:span text:style-name="T17">Espíritos é a obra precursora do Espiritismo. A resposta dada pela Espiritualidade foi o primeiro esclarecimento acerca da ascendência moral. Por isso que os Espíritos enfatizam que o maior entre os homens pode ser o menor entre os Espíritos e vice-versa.</text:span></text:p>
      <text:p text:style-name="P4"/>
      <text:p text:style-name="P4">276. Aquele que foi grande na Terra e que, como Espírito,<text:span text:style-name="T22"> </text:span>vem a achar-se entre os de ordem inferior, experimenta com isso alguma humilhação?</text:p>
      <text:p text:style-name="P4"/>
      <text:p text:style-name="P4">“<text:span text:style-name="T4">Às vezes bem grande, mormente se era orgulhoso e</text:span><text:span text:style-name="T6"> </text:span><text:span text:style-name="T4">invejoso.</text:span>”</text:p>
      <text:p text:style-name="P4"/>
      <text:p text:style-name="P30">Como eu citei anteriormente, infelizmente, na grande maioria das vezes o poder entre os homens é conquistado através da ganância, da tirania e do desrespeito ao próximo. </text:p>
      <text:p text:style-name="P30"/>
      <text:p text:style-name="P30">O que a Espiritualidade nos diz na resposta acima é que, aquele que foi poderoso em tais circunstâncias, sentirá grande humilhação ao se deparar com sua realidade como Espírito. <text:s/><text:span text:style-name="T24">O orgulhoso sofrerá um enorme golpe a</text:span>o tomar consciência de que, moralmente falando<text:span text:style-name="T23">,</text:span> ele está muito abaixo de Espíritos que lhe foram subordinados aqui na Terra<text:span text:style-name="T24">.</text:span></text:p>
      <text:p text:style-name="P30"/>
      <text:p text:style-name="P31">Porém, nós temos que prestar atenção a um detalhe: Kardec pergunta "Aquele que foi grande na Terra" e não "O orgulhoso <text:soft-page-break/>que foi grande na Terra". Não podemos nos esquecer que, em nosso processo evolutivo, precisamos passar pelas mais variadas experiências aqui na Terra.</text:p>
      <text:p text:style-name="P31"/>
      <text:p text:style-name="P31">Assim, devemos experimentar a riqueza e a pobreza, <text:s/><text:span text:style-name="T25">a beleza e a feiura, o poder e a insignificância. A maneira como lidaremos com cada uma dessas qualidades é própria de cada Espírito.</text:span></text:p>
      <text:p text:style-name="P29">Isso quer dizer que um Espírito, ainda não muito elevado, pode ter passado pela experiência de ter sido poderoso aqui na Terra sem necessariamente ter sido orgulhoso.</text:p>
      <text:p text:style-name="P29"/>
      <text:p text:style-name="P29">Ao voltar ao mundo Espiritual, ele ainda será um Espírito inferior, mas não se sentirá humilhado ao reconhecer que, embora tenha sido poderoso na Terra, não o é no mundo Espiritual.</text:p>
      <text:p text:style-name="P5"/>
      <text:p text:style-name="P5">277. O soldado que depois da batalha se encontra com o<text:span text:style-name="T26"> </text:span>seu general, no mundo dos Espíritos, ainda o tem por<text:span text:style-name="T26"> </text:span>seu superior?</text:p>
      <text:p text:style-name="P5"/>
      <text:p text:style-name="P5">“<text:span text:style-name="T4">O título nada vale, a superioridade real é que tem valor.</text:span>”</text:p>
      <text:p text:style-name="P6"/>
      <text:p text:style-name="P34">Nós sabemos que nos cenários de guerra, é muito comum que as pessoas que desencarnam, sejam os soldados, sejam civis, não têm consciência de que voltaram ao mundo Espiritual e continuam a agir como se ainda estivessem encarnadas.</text:p>
      <text:p text:style-name="P7"/>
      <text:p text:style-name="P33">O soldado continua a lutar, o general continua a dar ordens, os civis continuam a procurar abrigo fugindo dos combates.</text:p>
      <text:p text:style-name="P34"/>
      <text:p text:style-name="P35">Aqui nós deduzimos que Kardec está se referindo a dois Espíritos<text:span text:style-name="T27"> - o soldado e o general -</text:span> que desencarnaram após uma batalha e que têm consciência do desencarne. </text:p>
      <text:p text:style-name="P8"><text:soft-page-break/></text:p>
      <text:p text:style-name="P32">Por<text:span text:style-name="T28">t</text:span>anto, não cabe mais ao Espírito soldado nenhuma subordinação ao Espírito general, a não ser que espiritualmente o general seja realmente superior ao soldado. Nesse caso a subordinação não seria baseada na hierarquia militar e, sim, na ascendência moral.</text:p>
      <text:p text:style-name="P9"/>
      <text:p text:style-name="P9">278. Os Espíritos das diferentes ordens se acham misturados uns com os outros?</text:p>
      <text:p text:style-name="P9"/>
      <text:p text:style-name="P9">“<text:span text:style-name="T4">Sim e não. Quer dizer: eles se vêem, mas se distinguem uns dos outros. Evitam-se ou se aproximam, conforme à simpatia ou à antipatia que reciprocamente uns inspiram aos outros, tal qual sucede entre vós. Constituem um</text:span><text:span text:style-name="T7"> </text:span><text:span text:style-name="T4">mundo do qual o vosso é pálido reflexo. Os da mesma categoria se reúnem por uma espécie de afinidade e formam</text:span><text:span text:style-name="T7"> </text:span><text:span text:style-name="T4">grupos ou famílias, unidos pelos laços da simpatia e pelos</text:span><text:span text:style-name="T7"> </text:span><text:span text:style-name="T4">fins a que visam: os bons, pelo desejo de fazerem o bem; os</text:span><text:span text:style-name="T7"> </text:span><text:span text:style-name="T4">maus, pelo de fazerem o mal, pela vergonha de suas faltas e pela</text:span><text:span text:style-name="T7"> </text:span><text:span text:style-name="T4">necessidade de se acharem entre os que se lhes assemelham.</text:span>”</text:p>
      <text:p text:style-name="P9"/>
      <text:p text:style-name="P64">Tal uma grande cidade onde os homens de todas as classes<text:span text:style-name="T29"> </text:span>e de todas as condições se vêem e encontram, sem se confundirem; onde as sociedades se formam pela analogia dos gostos; onde<text:span text:style-name="T29"> </text:span>a virtude e o vício se acotovelam, sem trocarem palavra.</text:p>
      <text:p text:style-name="P9"/>
      <text:p text:style-name="P36">A resposta da Espiritualidade é bem clara e a nota adicionada por Kardec não deixa nenhuma dúvida sobre o convívio dos Espíritos que se encontram em diferentes graus de evolução.</text:p>
      <text:p text:style-name="P10"/>
      <text:p text:style-name="P37">Lá na pergunta número 100 - que não é na verdade uma pergunta, mas um item adicionado por Kardec - <text:s/>ele nos fala da Escala Espírita. E se nos lembrarmos do que Kardec nos disse, <text:s/><text:soft-page-break/>vamos recordar que, dentro de um mesmo mundo, há Espíritos de diferentes níveis de evolução<text:span text:style-name="T30">.</text:span></text:p>
      <text:p text:style-name="P11"/>
      <text:p text:style-name="P40">As faixas evolutivas não são rígidas. Não há como delimitar de maneira exata onde termina uma e onde começa a outra. Essas transições são gradativas e as mudanças, às vezes, muito sutis.</text:p>
      <text:p text:style-name="P11"/>
      <text:p text:style-name="P38"><text:span text:style-name="T30">Aqui mesmo na Terra nós temos Espíritos que vão de Hitler a Gandhi, de Alexandre de Moraes a Divaldo Franco. </text:span><text:span text:style-name="T32">Ou seja: partimos daquilo que existe de pior e chegamos até aquilo que existe de melhor na humanidade terrena.</text:span></text:p>
      <text:p text:style-name="P13"/>
      <text:p text:style-name="P39"><text:span text:style-name="T31">Portanto, o convívio </text:span><text:span text:style-name="T33">entre </text:span><text:span text:style-name="T31">Espíritos </text:span><text:span text:style-name="T33">que se encontram em diferentes faixas de evolução é inevitável.</text:span></text:p>
      <text:p text:style-name="P14"/>
      <text:p text:style-name="P41">O que a Espiritualidade responde à Kardec é que, mesmo havendo tamanha diversidade de graus de evolução e, apesar do contato inevitável entre <text:span text:style-name="T34">esses </text:span>Espíritos, ainda assim <text:span text:style-name="T35">os Espíritos se agrupam</text:span><text:span text:style-name="T34"> de acordo com seus interesses, gostos, desejos e intenções.</text:span></text:p>
      <text:p text:style-name="P15"/>
      <text:p text:style-name="P41">É<text:span text:style-name="T34"> exatamente o que acontece conosco. Buscamos os ambientes, as pessoas e as situações que nos agradam, com as quais nos afinizamos.</text:span></text:p>
      <text:p text:style-name="P41"/>
      <text:p text:style-name="P42">Aquilo que não nos interessa e aquilo que nos desagrada, nós evitamos. Assim também é no mundo Espiritual.</text:p>
      <text:p text:style-name="P16"/>
      <text:p text:style-name="P16">279. Todos os Espíritos têm reciprocamente acesso aos diferentes grupos ou sociedades que eles formam?</text:p>
      <text:p text:style-name="P16"/>
      <text:p text:style-name="P16">“<text:span text:style-name="T4">Os bons vão a toda parte e assim deve ser, para que possam influir sobre os maus. As regiões, porém, que os bons habitam </text:span><text:soft-page-break/><text:span text:style-name="T4">estão interditadas aos Espíritos imperfeitos, a fim de que não as perturbem com suas paixões inferiores.</text:span>”</text:p>
      <text:p text:style-name="P12"/>
      <text:p text:style-name="P43">Aqui a Espiritualidade reafirma a questão da autoridade moral. Os bons Espíritos, pelas ascendência que têm sobre os maus, tem livre acesso a todos os lugares e quando vão de encontro aos maus Espíritos é com o propósito de socorro ou de esclarecimento.</text:p>
      <text:p text:style-name="P43"/>
      <text:p text:style-name="P43">A literatura Espírita está repleta de exemplos dessa situação, principalmente as obras de André Luiz. Os Espíritos superiores podem inclusive alterar sua aparência com o objetivo de não humilhar os Espíritos inferiores a que vão socorrer ou esclarecer.</text:p>
      <text:p text:style-name="P43"/>
      <text:p text:style-name="P44">Nós podemos fazer uma analogia: o presidente de uma empresa tem acesso livre a qualquer área da empresa. Ele pode ir à sala de diretores, gerentes, pode ir até a linha de produção ou local onde atuam os funcionários mais baixos na hierarquia da empresa.</text:p>
      <text:p text:style-name="P44"/>
      <text:p text:style-name="P44">O inverso não é verdade: o operário não pode adentrar a sala de um supervisor sem autorização. O supervisor não tem livre acesso à sala dos gerentes; os gerentes precisam pedir para falar com os diretores e assim vai.</text:p>
      <text:p text:style-name="P44"/>
      <text:p text:style-name="P44">Assim também funciona no mundo Espiritual, mas com a enorme diferença de que, no mundo Espiritual é a condição moral que determina a hierarquia existente entre os Espíritos.</text:p>
      <text:p text:style-name="P44"/>
      <text:p text:style-name="P65">280. De que natureza são as relações entre os bons e os<text:span text:style-name="T36"> </text:span>maus Espíritos?</text:p>
      <text:p text:style-name="P65"/>
      <text:p text:style-name="P65"><text:soft-page-break/>“<text:span text:style-name="T4">Os bons se ocupam em combater as más inclinações</text:span><text:span text:style-name="T8"> </text:span><text:span text:style-name="T4">dos outros, </text:span><text:span text:style-name="T15">a fim de ajudá-los a subir</text:span><text:span text:style-name="T4">. É sua missão.</text:span>”</text:p>
      <text:p text:style-name="P17"/>
      <text:p text:style-name="P45">A resposta é clara e direta. Pelo menos na versão de O Livro dos Espíritos que eu tenho aqui, a frase "a fim de ajudá-los a subir" está em destaque.</text:p>
      <text:p text:style-name="P45">É interessante essa observação porque mostra que os Espíritos superiores nunca se dirigem a nós com o intuito de humilhar. O único objetivo deles é<text:span text:style-name="T37"> nos esclarecer e nos ajudar em nosso processo evolutivo.</text:span></text:p>
      <text:p text:style-name="P18"/>
      <text:p text:style-name="P19"><text:span text:style-name="T17">Nós somos prova disso: a Espiritualidade da FEIG, nos receituários, nas reuniões de convívio espiritual, nunca falam a nós de forma acusativa. Claro que eles não nos incentivam a permanecer no erro, mas sempre se dirigem a nós de maneira branda, embora às vezes, enérgica, sempre com o intuito de nos ajudarem a crescer espiritualmente</text:span>.</text:p>
      <text:p text:style-name="P19"/>
      <text:p text:style-name="P20">281. Por que os Espíritos inferiores se comprazem em nos<text:span text:style-name="T38"> </text:span>induzir ao mal?</text:p>
      <text:p text:style-name="P20"/>
      <text:p text:style-name="P20">“<text:span text:style-name="T4">Pelo despeito que lhes causa o não terem merecido</text:span><text:span text:style-name="T9"> </text:span><text:span text:style-name="T4">estar entre os bons. O desejo que neles predomina é o de</text:span><text:span text:style-name="T9"> </text:span><text:span text:style-name="T4">impedirem, quanto possam, que os Espíritos ainda</text:span><text:span text:style-name="T9"> </text:span><text:span text:style-name="T4">inexperientes alcancem o supremo bem. Querem que os</text:span><text:span text:style-name="T9"> </text:span><text:span text:style-name="T4">outros experimentem o que eles próprios experimentam.</text:span><text:span text:style-name="T9"> </text:span><text:span text:style-name="T4">Isto não se dá também entre vós outros?</text:span>”</text:p>
      <text:p text:style-name="P17"/>
      <text:p text:style-name="P46">Essa é uma realidade bem notória. Todos nós já tivemos a oportunidade de conhecer e de conviver com pessoas assim, pessoas que, por não conseguirem vencer suas próprias imperfeições, tentam nos arrastar para baixo para que nós <text:soft-page-break/><text:span text:style-name="T39">também não vençamos nossas más inclinações, </text:span>perman<text:span text:style-name="T39">ecendo</text:span> no nível delas.</text:p>
      <text:p text:style-name="P46"/>
      <text:p text:style-name="P46">À<text:span text:style-name="T41">s vezes a pessoa nem</text:span> faz esforço para vencer <text:span text:style-name="T40">suas dificuldades</text:span><text:span text:style-name="T41">, </text:span>nem tenta<text:span text:style-name="T41">, mas basta ela ver q</text:span>ue nós estamos nos desvencilhando <text:span text:style-name="T42">das nossas imperfeições, que ela </text:span>tenta nos desviar do caminho correto.</text:p>
      <text:p text:style-name="P46"/>
      <text:p text:style-name="P46"><text:span text:style-name="T43">Como respondeu a Espiritualidade, é</text:span> assim entre os encarnados, é assim entre os desencarnados.</text:p>
      <text:p text:style-name="P21"/>
      <text:p text:style-name="P21">282. Como se comunicam entre si os Espíritos?</text:p>
      <text:p text:style-name="P21"/>
      <text:p text:style-name="P21">“<text:span text:style-name="T4">Eles se vêem e se compreendem. A palavra é material:</text:span><text:span text:style-name="T10"> </text:span><text:span text:style-name="T4">é o reflexo do Espírito. O fluido universal estabelece entre</text:span><text:span text:style-name="T10"> </text:span><text:span text:style-name="T4">eles constante comunicação; é o veiculo da transmissão de</text:span><text:span text:style-name="T10"> </text:span><text:span text:style-name="T4">seus pensamentos, como, para vós, o ar o é do som. É uma</text:span><text:span text:style-name="T10"> </text:span><text:span text:style-name="T4">espécie de telégrafo universal, que liga todos os mundos e</text:span><text:span text:style-name="T10"> permite que os Espíritos se correspondam de um mundo a </text:span><text:span text:style-name="T4">outro.</text:span>”</text:p>
      <text:p text:style-name="P21"/>
      <text:p text:style-name="P55">Essa é uma das perguntas mais importantes do Livro dos Espíritos. A resposta dada a Kardec abre um horizonte d<text:span text:style-name="T44">iante de nós.</text:span></text:p>
      <text:p text:style-name="P22"/>
      <text:p text:style-name="P54">A Espiritualidade esclarece que a palavra, indispensável nas comunicações entre nós, encarnados, é tão somente o reflexo do Espírito. Ou seja: a palavra <text:span text:style-name="T45">falada é a materialização do pensamento do </text:span>Espírito. Para os Espíritos desencarnados<text:span text:style-name="T48"> a palavra não é necessária,</text:span> o pensamento fala por si só.</text:p>
      <text:p text:style-name="P23"/>
      <text:p text:style-name="P47">Por isso que no mundo Espiritual ninguém consegue esconder aquilo que realmente é. Os pensamentos que emanamos são <text:soft-page-break/>compreensíveis pelos outros Espíritos<text:span text:style-name="T46">, sobretudo os Espíritos mais elevados</text:span>. </text:p>
      <text:p text:style-name="P47"/>
      <text:p text:style-name="P47">Se quando encarnados nós podemos mentir<text:span text:style-name="T47">,</text:span> pronunciando palavras <text:span text:style-name="T59">contrárias aos</text:span> nossos pensamentos verdadeiros, no mundo Espiritual isso não é possível.<text:span text:style-name="T49"> No mundo Espiritual não dá para mentir.</text:span></text:p>
      <text:p text:style-name="P47"/>
      <text:p text:style-name="P48">Aqui no mundo material, os sons - incluindo as palavras - precisam do ar para se propagarem. O ar é o veículo de transmissão das ondas sonoras.<text:span text:style-name="T50"> Onde não há o ar, não há a palavra.</text:span></text:p>
      <text:p text:style-name="P48"/>
      <text:p text:style-name="P49">No mundo espiritual, o <text:s/>veículo de transmissão do pensamento é o fluido cósmico universal. E onde nós encontramos o fluido cósmico universal? Como o próprio nome indica, em todo o universo.</text:p>
      <text:p text:style-name="P49"/>
      <text:p text:style-name="P49">Por isso que a Espiritualidade responde à Kardec dizendo que o fluido cósmico universal liga todos os mundos, permitindo assim que os Espíritos se comuniquem de um mundo a outro.</text:p>
      <text:p text:style-name="P49"/>
      <text:p text:style-name="P50">Todo <text:span text:style-name="T52">nós já vivemos</text:span> aquela situação em que<text:span text:style-name="T52">, em determinado dia, a gente fica pensando demais </text:span>em um amigo ou um familiar<text:span text:style-name="T53">. Passado algum tempo</text:span> a pessoa nos telefon<text:span text:style-name="T51">a</text:span> ou recebemos alguma notícia sobre <text:span text:style-name="T54">ela</text:span>. <text:span text:style-name="T51">Isso é o efeito do pensamento se transmitindo de um ponto a outro. </text:span><text:span text:style-name="T55">Pode ter partido de nós em direção à pessoa, pode ter partido da pessoa em direção à nós. De qualquer forma, o pensamento viajou e alcançou o seu destino.</text:span></text:p>
      <text:p text:style-name="P49"/>
      <text:p text:style-name="P49">Cabe ressaltar que a distância que um pensamento pode percorrer depende da <text:span text:style-name="T56">sua </text:span>força.<text:span text:style-name="T57"> Isso explica porque uma prece </text:span><text:soft-page-break/><text:span text:style-name="T57">feita de coração, com sinceridade tem enormes possibilidades de ser ouvida ao passo que, uma prece mecânica, feita apenas nos lábios, sem qualquer sentimento ou pensamento mais sublime dificilmente </text:span><text:span text:style-name="T58">será ouvida</text:span><text:span text:style-name="T57">.</text:span></text:p>
      <text:p text:style-name="P49"/>
      <text:p text:style-name="P51">Por que essa resposta é tão importante para nós? Porque elas nos ensinam que nós precisamos disciplinar nossos pensamentos. <text:span text:style-name="T60">Não basta que eu consiga ter domínio sobre minhas palavras; eu preciso também ter domínio sobre meus pensamentos.</text:span></text:p>
      <text:p text:style-name="P51"/>
      <text:p text:style-name="P52"><text:span text:style-name="T61">Digamos que eu esteja tendo uma discussão com uma pessoa e essa </text:span><text:span text:style-name="T62">pessoa diz algo que me ofende. Essa ofensa provoca uma explosão de pensamentos negativos e ruins dentro de mim, mas eu não falo nada. </text:span></text:p>
      <text:p text:style-name="P52"/>
      <text:p text:style-name="P66">Embora que tenha conseguido conter minhas palavras, meus pensamentos ainda são ruins, são nocivos e provavelmente vou sofrer as consequências deles. Mais tarde eu posso ter dores de cabeça, dores de estômago ou qualquer outro sintoma físico.</text:p>
      <text:p text:style-name="P52"/>
      <text:p text:style-name="P52"><text:span text:style-name="T62">Claro que</text:span><text:span text:style-name="T63"> </text:span><text:span text:style-name="T62">conseguir controlar a língua </text:span><text:span text:style-name="T63">já </text:span><text:span text:style-name="T62">é </text:span><text:span text:style-name="T63">um grande </text:span><text:span text:style-name="T62">passo para disciplinar os pensamentos, mas como o pensamento é a palavra do Espírito, então é</text:span><text:span text:style-name="T64"> fundamental que eu controle também meus pensamentos.</text:span></text:p>
      <text:p text:style-name="P52"/>
      <text:p text:style-name="P53">Quando tomamos consciência dessa necessidade, tudo muda. Se formos honestos conosco mesmo faremos um esforço constante no sentido, não apenas de controlar, mas também de mudar a natureza dos nossos pensamentos. Isso é essencial para nosso processo evolutivo.</text:p>
      <text:p text:style-name="P53"/>
      <text:p text:style-name="P53"><text:soft-page-break/>Daí a importância da pergunta de Kardec e da resposta dada pela Espiritualidade.</text:p>
      <text:p text:style-name="P24"/>
      <text:p text:style-name="P24">283. Podem os Espíritos, reciprocamente, dissimular seus<text:span text:style-name="T65"> </text:span>pensamentos? Podem ocultar-se uns dos outros?</text:p>
      <text:p text:style-name="P24"/>
      <text:p text:style-name="P24">“<text:span text:style-name="T4">Não; para os Espíritos, tudo é patente, sobretudo para</text:span><text:span text:style-name="T11"> </text:span><text:span text:style-name="T4">os perfeitos. Podem afastar-se uns dos outros, mas sempre</text:span><text:span text:style-name="T11"> </text:span><text:span text:style-name="T4">se vêem. Isto, porém, não constitui regra absoluta, porquanto certos Espíritos podem muito bem tornar-se invisíveis a outros Espíritos, se julgarem útil fazê-lo.</text:span>”</text:p>
      <text:p text:style-name="P24"/>
      <text:p text:style-name="P56">No comentário da pergunta anterior eu acabei antecipando parte da resposta da Espiritualidade nessa pergunta: o Espírito não consegue ocultar seus pensamentos. Eles emanam constantemente e constituem uma espécie de identidade do Espírito. </text:p>
      <text:p text:style-name="P56"/>
      <text:p text:style-name="P56">O Espírito não consegue ocultar sua verdadeira essência principalmente dos Espíritos superiores.</text:p>
      <text:p text:style-name="P56"/>
      <text:p text:style-name="P57">A Espiritualidade ainda diz a Kardec que, se for útil, alguns Espíritos podem se tornar invisíveis a outros Espíritos.</text:p>
      <text:p text:style-name="P57"/>
      <text:p text:style-name="P57">Claro que aqui estamos falando de Espíritos superiores. Diga-se de passagem, já existe uma espécie de invisibilidade natural que acontece em função de diferentes faixas vibracionais.</text:p>
      <text:p text:style-name="P57"/>
      <text:p text:style-name="P57">O que isso quer dizer? Isso significa que, Espíritos vibrando em faixas muito diferentes, tornam-se invisíveis uns aos outros. É por essa razão que Espíritos superiores quando se encontram em meio a Espíritos inferiores, não podem ser vistos por esses.</text:p>
      <text:p text:style-name="P57"/>
      <text:p text:style-name="P25"><text:soft-page-break/><text:span text:style-name="T17">As obras de André Luiz citam esse fenômeno diversas vezes. Temos lá André Luiz e seus instrutores excursionando por regiões trevosas e os Espíritos que ali habitam sequer conseguem detectar a presença de</text:span><text:span text:style-name="T18">les.</text:span> </text:p>
      <text:p text:style-name="P25"/>
      <text:p text:style-name="P26">284. Como podem os Espíritos, não tendo corpo, comprovar <text:s/>suas individualidades e distinguir-se dos outros seres espirituais que os rodeiam?</text:p>
      <text:p text:style-name="P26"/>
      <text:p text:style-name="P26">“<text:span text:style-name="T4">Comprovam suas individualidades pelo perispírito, que</text:span><text:span text:style-name="T12"> </text:span><text:span text:style-name="T4">os torna distinguíveis</text:span><text:span text:style-name="T12"> </text:span><text:span text:style-name="T4">uns dos outros, como faz o corpo</text:span><text:span text:style-name="T12"> </text:span><text:span text:style-name="T4">entre os homens.</text:span>”</text:p>
      <text:p text:style-name="P26"/>
      <text:p text:style-name="P58">Kardec questiona a Espiritualidade sobre a identificação e a individualidade do Espírito na vida espiritual. Enquanto encarnados<text:span text:style-name="T66">, nosso corpo físico é a nossa identidade. As pessoas nos reconhecem por traços físicos, gestos, pela nossa voz e por uma série de características.</text:span></text:p>
      <text:p text:style-name="P58"/>
      <text:p text:style-name="P59">Mas, uma vez que abandamos o corpo físico por ocasião da morte e retornamos ao mundo espiritual, como poderemos ser identificados? A Espiritualidade responde que é através do nosso perispírito.</text:p>
      <text:p text:style-name="P59"/>
      <text:p text:style-name="P60">Nós já estudamos sobre o perispírito em perguntas anteriores<text:span text:style-name="T67"> então não há necessidade de explicações sobre o que é o perispírito.</text:span></text:p>
      <text:p text:style-name="P60"/>
      <text:p text:style-name="P67">Basta nós nos lembrarmos que o perispírito é uma espécie de fotografia do Espírito. Nele ficam registradas não apenas as características do corpo físico que o Espírito teve em sua última encarnação mas também as consequências do modo de vida que teve o Espírito, sejam elas boas ou ruins.</text:p>
      <text:p text:style-name="P61"><text:soft-page-break/></text:p>
      <text:p text:style-name="P67">Assim, o perispírito de alguém que foi um fumante inveterado, trará a região dos pulmões bastante escura. </text:p>
      <text:p text:style-name="P61"/>
      <text:p text:style-name="P61"><text:span text:style-name="T68">O perispírito da pessoa que tirou sua própria vida com um tiro na cabeça apresentará os ferimentos causados pela bala.</text:span> </text:p>
      <text:p text:style-name="P61"/>
      <text:p text:style-name="P62"><text:span text:style-name="T68">O perispírito de uma pessoa que sempre fez o bem, </text:span><text:span text:style-name="T69">que buscou ter uma conduta de vida moderada vai apresentar leveza na densidade e </text:span><text:span text:style-name="T70">cor e luz que denotam sua elevação moral.</text:span></text:p>
      <text:p text:style-name="P62"/>
      <text:p text:style-name="P63">Como o perispírito permanece com o Espírito após a desencarnação, nossa individualidade pode ser comprovada pelas características que apresenta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aramond" svg:font-family="Garamond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5T11:51:26.915087036</meta:creation-date>
    <dc:date>2024-05-19T20:36:05.456655390</dc:date>
    <meta:editing-duration>PT21H59M18S</meta:editing-duration>
    <meta:editing-cycles>103</meta:editing-cycles>
    <meta:generator>LibreOffice/7.2.2.2$Linux_X86_64 LibreOffice_project/02b2acce88a210515b4a5bb2e46cbfb63fe97d56</meta:generator>
    <meta:document-statistic meta:table-count="0" meta:image-count="0" meta:object-count="0" meta:page-count="13" meta:paragraph-count="85" meta:word-count="2833" meta:character-count="17117" meta:non-whitespace-character-count="14354"/>
  </office:meta>
</office:document-meta>
</file>